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4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ltec-deu_metadata" table:style-name="ta1">
        <table:table-column table:style-name="co1" table:default-cell-style-name="Default"/>
        <table:table-row table:style-name="ro1">
          <table:table-cell office:value-type="string" calcext:value-type="string">
            <text:p>id,author-name,book-title,subgenre,year,year-cat,canon-cat,gender-cat,length,length-cat,counter,Author-birth,Author-death,GND</text:p>
          </table:table-cell>
        </table:table-row>
        <table:table-row table:style-name="ro1">
          <table:table-cell office:value-type="string" calcext:value-type="string">
            <text:p>DEU001,"Willkomm, Ernst Adolf",Weisse Sclaven oder die Leiden des Volkes,foo,1845,T1,low,m,322371,long,1,1810,1886,http://d-nb.info/gnd/11739467X</text:p>
          </table:table-cell>
        </table:table-row>
        <table:table-row table:style-name="ro1">
          <table:table-cell office:value-type="string" calcext:value-type="string">
            <text:p>DEU002,"Auerbach, Berthold",Der Lehnhold,foo,1854,T1,low,m,66067,medium,1,1812,1882,http://d-nb.info/gnd/11865103X</text:p>
          </table:table-cell>
        </table:table-row>
        <table:table-row table:style-name="ro1">
          <table:table-cell office:value-type="string" calcext:value-type="string">
            <text:p>DEU003,"Ruppius, Otto",Der Pedlar,foo,1857,T1,low,m,89800,medium,1,1819,1864,http://d-nb.info/gnd/116708859</text:p>
          </table:table-cell>
        </table:table-row>
        <table:table-row table:style-name="ro1">
          <table:table-cell office:value-type="string" calcext:value-type="string">
            <text:p>DEU004,"Otto, Louise",Nürnberg. Zweiter Band,foo,1858,T1,low,f,56702,medium,1,1819,1895,http://d-nb.info/gnd/118590901</text:p>
          </table:table-cell>
        </table:table-row>
        <table:table-row table:style-name="ro1">
          <table:table-cell office:value-type="string" calcext:value-type="string">
            <text:p>DEU005,"Kurz, Hermann",Der Sonnenwirt,foo,1854,T1,high,m,216063,long,1,1813,1873,http://d-nb.info/gnd/118778277</text:p>
          </table:table-cell>
        </table:table-row>
        <table:table-row table:style-name="ro1">
          <table:table-cell office:value-type="string" calcext:value-type="string">
            <text:p>DEU006,"Weerth, Georg",Fragment eines Romans,foo,1846,T1,low,m,60551,medium,1,1822,1856,http://d-nb.info/gnd/117208612</text:p>
          </table:table-cell>
        </table:table-row>
        <table:table-row table:style-name="ro1">
          <table:table-cell office:value-type="string" calcext:value-type="string">
            <text:p>DEU007,"Stifter, Adalbert",Die Mappe meines Urgroßvaters,foo,1841,T1,high,m,82220,medium,1,1805,1868,http://d-nb.info/gnd/118618156</text:p>
          </table:table-cell>
        </table:table-row>
        <table:table-row table:style-name="ro1">
          <table:table-cell office:value-type="string" calcext:value-type="string">
            <text:p>DEU008,"Auerbach, Berthold",Der Lautenbacher,foo,1843,T1,low,m,31603,short,1,1812,1882,http://d-nb.info/gnd/11865103X</text:p>
          </table:table-cell>
        </table:table-row>
        <table:table-row table:style-name="ro1">
          <table:table-cell office:value-type="string" calcext:value-type="string">
            <text:p>DEU009,"Ruppius, Otto",Das Vermächtnis des Pedlars,foo,1859,T1,low,m,97300,medium,1,1819,1864,http://d-nb.info/gnd/116708859</text:p>
          </table:table-cell>
        </table:table-row>
        <table:table-row table:style-name="ro1">
          <table:table-cell office:value-type="string" calcext:value-type="string">
            <text:p>DEU010,"Aston, Louise",Lydia,foo,1848,T1,low,f,61819,medium,1,1814,1871,http://d-nb.info/gnd/118650769</text:p>
          </table:table-cell>
        </table:table-row>
        <table:table-row table:style-name="ro1">
          <table:table-cell office:value-type="string" calcext:value-type="string">
            <text:p>DEU011,"Freytag, Gustav",Soll und Haben,foo,1855,T1,high,m,344948,long,1,1816,1895,http://d-nb.info/gnd/118535455</text:p>
          </table:table-cell>
        </table:table-row>
        <table:table-row table:style-name="ro1">
          <table:table-cell office:value-type="string" calcext:value-type="string">
            <text:p>DEU012,"Aston, Louise",Aus dem Leben einer Frau,foo,1847,T1,high,f,27975,short,1,1814,1871,http://d-nb.info/gnd/118650769</text:p>
          </table:table-cell>
        </table:table-row>
        <table:table-row table:style-name="ro1">
          <table:table-cell office:value-type="string" calcext:value-type="string">
            <text:p>DEU013,"Auerbach, Berthold",Barfüßele,foo,1856,T1,low,m,76008,medium,1,1812,1882,http://d-nb.info/gnd/11865103X</text:p>
          </table:table-cell>
        </table:table-row>
        <table:table-row table:style-name="ro1">
          <table:table-cell office:value-type="string" calcext:value-type="string">
            <text:p>DEU014,"Tieck, Ludwig",Vittoria Accorombona,foo,1840,T1,high,m,123077,long,1,1773,1853,http://d-nb.info/gnd/12989432X</text:p>
          </table:table-cell>
        </table:table-row>
        <table:table-row table:style-name="ro1">
          <table:table-cell office:value-type="string" calcext:value-type="string">
            <text:p>DEU015,"Arnim, Bettina von",Die Günderode,foo,1840,T1,high,f,176011,long,1,1785,1859,http://d-nb.info/gnd/118504185</text:p>
          </table:table-cell>
        </table:table-row>
        <table:table-row table:style-name="ro1">
          <table:table-cell office:value-type="string" calcext:value-type="string">
            <text:p>DEU016,"Gerstäcker, Friedrich",Die Regulatoren in Arkansas. Aus dem Waldleben Amerikas,foo,1846,T1,low,m,183061,long,1,1816,1872,http://d-nb.info/gnd/118538810</text:p>
          </table:table-cell>
        </table:table-row>
        <table:table-row table:style-name="ro1">
          <table:table-cell office:value-type="string" calcext:value-type="string">
            <text:p>DEU017,"Stifter, Adalbert",Die Narrenburg,foo,1843,T1,medium,m,41879,short,1,1805,1868,http://d-nb.info/gnd/118618156</text:p>
          </table:table-cell>
        </table:table-row>
        <table:table-row table:style-name="ro1">
          <table:table-cell office:value-type="string" calcext:value-type="string">
            <text:p>DEU018,"Schopenhauer, Adele",Anna,foo,1845,T1,low,f,105286,long,1,1797,1849,http://d-nb.info/gnd/11880510X</text:p>
          </table:table-cell>
        </table:table-row>
        <table:table-row table:style-name="ro1">
          <table:table-cell office:value-type="string" calcext:value-type="string">
            <text:p>DEU019,"Stifter, Adalbert",Zwei Schwestern,foo,1846,T1,medium,m,58315,medium,1,1805,1868,http://d-nb.info/gnd/118618156</text:p>
          </table:table-cell>
        </table:table-row>
        <table:table-row table:style-name="ro1">
          <table:table-cell office:value-type="string" calcext:value-type="string">
            <text:p>DEU020,"Hahn-Hahn, Ida Gräfin von",Sibylle,foo,1846,T1,low,f,131733,long,1,1805,1880,http://d-nb.info/gnd/118544918</text:p>
          </table:table-cell>
        </table:table-row>
        <table:table-row table:style-name="ro1">
          <table:table-cell office:value-type="string" calcext:value-type="string">
            <text:p>DEU021,"Lewald, Fanny",Jenny,foo,1843,T1,low,f,111473,long,1,1811,1889,http://d-nb.info/gnd/118572393</text:p>
          </table:table-cell>
        </table:table-row>
        <table:table-row table:style-name="ro1">
          <table:table-cell office:value-type="string" calcext:value-type="string">
            <text:p>DEU022,"Arnim, Bettina von",Clemens Brentanos Frühlingskranz,foo,1844,T1,high,f,108645,long,1,1785,1859,http://d-nb.info/gnd/118572393</text:p>
          </table:table-cell>
        </table:table-row>
        <table:table-row table:style-name="ro1">
          <table:table-cell office:value-type="string" calcext:value-type="string">
            <text:p>DEU023,"Stifter, Adalbert",Feldblumen,foo,1841,T1,high,m,43934,short,1,1805,1868,http://d-nb.info/gnd/118618156</text:p>
          </table:table-cell>
        </table:table-row>
        <table:table-row table:style-name="ro1">
          <table:table-cell office:value-type="string" calcext:value-type="string">
            <text:p>DEU024,"Gutzkow, Karl",Der Zauberer von Rom,foo,1858,T1,low,m,894081,long,1,1811,1878,http://d-nb.info/gnd/118543830</text:p>
          </table:table-cell>
        </table:table-row>
        <table:table-row table:style-name="ro1">
          <table:table-cell office:value-type="string" calcext:value-type="string">
            <text:p>DEU025,"Kürnberger, Ferdinand",Der Amerika-Müde,foo,1855,T1,low,m,81837,medium,1,1823,1879,http://d-nb.info/gnd/118567764</text:p>
          </table:table-cell>
        </table:table-row>
        <table:table-row table:style-name="ro1">
          <table:table-cell office:value-type="string" calcext:value-type="string">
            <text:p>DEU026,"Vischer, Friedrich Theodor",Auch Einer 2,foo,1879,T2,high,m,96548,medium,1,1807,1887,http://d-nb.info/gnd/11862721X</text:p>
          </table:table-cell>
        </table:table-row>
        <table:table-row table:style-name="ro1">
          <table:table-cell office:value-type="string" calcext:value-type="string">
            <text:p>DEU027,"Ebner-Eschenbach, Marie von",Bozena,foo,1876,T2,high,f,76679,medium,1,1830,1916,http://d-nb.info/gnd/118528661</text:p>
          </table:table-cell>
        </table:table-row>
        <table:table-row table:style-name="ro1">
          <table:table-cell office:value-type="string" calcext:value-type="string">
            <text:p>DEU028,"François, Louise von",Die letzte Reckenburgerin,foo,1871,T2,medium,f,108606,long,1,1817,1893,http://d-nb.info/gnd/118692577</text:p>
          </table:table-cell>
        </table:table-row>
        <table:table-row table:style-name="ro1">
          <table:table-cell office:value-type="string" calcext:value-type="string">
            <text:p>DEU029,"Raabe, Wilhelm",Alte Nester,foo,1879,T2,low,m,97670,medium,1,1831,1910,http://d-nb.info/gnd/118597442</text:p>
          </table:table-cell>
        </table:table-row>
        <table:table-row table:style-name="ro1">
          <table:table-cell office:value-type="string" calcext:value-type="string">
            <text:p>DEU030,"Freytag, Gustav",Die verlorene Handschrift,foo,1864,T2,high,m,307798,long,1,1816,1895,http://d-nb.info/gnd/118535455</text:p>
          </table:table-cell>
        </table:table-row>
        <table:table-row table:style-name="ro1">
          <table:table-cell office:value-type="string" calcext:value-type="string">
            <text:p>DEU031,"Raabe, Wilhelm",Der Schüdderump,foo,1869,T2,high,m,135524,long,1,1831,1910,http://d-nb.info/gnd/118692577</text:p>
          </table:table-cell>
        </table:table-row>
        <table:table-row table:style-name="ro1">
          <table:table-cell office:value-type="string" calcext:value-type="string">
            <text:p>DEU032,"Meyer, Conrad Ferdinand",Jürg Jenatsch,foo,1876,T2,high,m,83873,medium,1,1825,1898,http://d-nb.info/gnd/118581775</text:p>
          </table:table-cell>
        </table:table-row>
        <table:table-row table:style-name="ro1">
          <table:table-cell office:value-type="string" calcext:value-type="string">
            <text:p>DEU033,"François, Louise von",Die Geschichte meines Urgroßvaters,foo,1868,T2,low,f,37948,short,1,1817,1893,http://d-nb.info/gnd/118692577</text:p>
          </table:table-cell>
        </table:table-row>
        <table:table-row table:style-name="ro1">
          <table:table-cell office:value-type="string" calcext:value-type="string">
            <text:p>DEU034,"Vischer, Friedrich Theodor",Auch Einer 1,foo,1879,T2,high,m,98067,medium,1,1807,1887,http://d-nb.info/gnd/11862721X</text:p>
          </table:table-cell>
        </table:table-row>
        <table:table-row table:style-name="ro1">
          <table:table-cell office:value-type="string" calcext:value-type="string">
            <text:p>DEU035,"Fontane, Theodor",Vor dem Sturm,foo,1878,T2,high,m,269471,long,1,1819,1898,http://d-nb.info/gnd/118534262</text:p>
          </table:table-cell>
        </table:table-row>
        <table:table-row table:style-name="ro1">
          <table:table-cell office:value-type="string" calcext:value-type="string">
            <text:p>DEU036,"Keller, Gottfried",Der grüne Heinrich2 [Zweite Fassung],foo,1879,T2,low,m,287409,long,1,1819,1890,http://d-nb.info/gnd/11856109X</text:p>
          </table:table-cell>
        </table:table-row>
        <table:table-row table:style-name="ro1">
          <table:table-cell office:value-type="string" calcext:value-type="string">
            <text:p>DEU037,"Marlitt, Eugenie",Das Heideprinzeßchen,foo,1871,T2,low,f,148356,long,1,1825,1887,http://d-nb.info/gnd/1014122880</text:p>
          </table:table-cell>
        </table:table-row>
        <table:table-row table:style-name="ro1">
          <table:table-cell office:value-type="string" calcext:value-type="string">
            <text:p>DEU038,"Raabe, Wilhelm",Der Hungerpastor,foo,1863,T2,high,m,166341,long,1,1831,1910,http://d-nb.info/gnd/118692577</text:p>
          </table:table-cell>
        </table:table-row>
        <table:table-row table:style-name="ro1">
          <table:table-cell office:value-type="string" calcext:value-type="string">
            <text:p>DEU039,"Spielhagen, Friedrich",Problematische Naturen. Erste Abtheilung,foo,1861,T2,low,m,225971,long,1,1823,1911,http://d-nb.info/gnd/118616196</text:p>
          </table:table-cell>
        </table:table-row>
        <table:table-row table:style-name="ro1">
          <table:table-cell office:value-type="string" calcext:value-type="string">
            <text:p>DEU040,"Marlitt, Eugenie",Goldelse,foo,1866,T2,high,f,118440,long,1,1825,1887,http://d-nb.info/gnd/1014122880</text:p>
          </table:table-cell>
        </table:table-row>
        <table:table-row table:style-name="ro1">
          <table:table-cell office:value-type="string" calcext:value-type="string">
            <text:p>DEU041,"Marlitt, Eugenie",Das Geheimnis der alten Mamsell,foo,1867,T2,low,f,105854,long,1,1825,1887,http://d-nb.info/gnd/1014122880</text:p>
          </table:table-cell>
        </table:table-row>
        <table:table-row table:style-name="ro1">
          <table:table-cell office:value-type="string" calcext:value-type="string">
            <text:p>DEU042,"Möllhausen, Balduin",Die Mandanenwaise,foo,1865,T2,low,m,223715,long,1,1825,1905,http://d-nb.info/gnd/118784412</text:p>
          </table:table-cell>
        </table:table-row>
        <table:table-row table:style-name="ro1">
          <table:table-cell office:value-type="string" calcext:value-type="string">
            <text:p>DEU043,"Spielhagen, Friedrich",Hammer und Amboß,foo,1869,T2,low,m,324738,long,1,1823,1911,http://d-nb.info/gnd/118616196</text:p>
          </table:table-cell>
        </table:table-row>
        <table:table-row table:style-name="ro1">
          <table:table-cell office:value-type="string" calcext:value-type="string">
            <text:p>DEU044,"Dahn, Felix",Kampf um Rom,foo,1876,T2,high,m,265086,long,1,1834,1912,http://d-nb.info/gnd/118523392</text:p>
          </table:table-cell>
        </table:table-row>
        <table:table-row table:style-name="ro1">
          <table:table-cell office:value-type="string" calcext:value-type="string">
            <text:p>DEU045,"Stifter, Adalbert",Witiko,foo,1865,T2,high,m,337846,long,1,1805,1868,http://d-nb.info/gnd/118618156</text:p>
          </table:table-cell>
        </table:table-row>
        <table:table-row table:style-name="ro1">
          <table:table-cell office:value-type="string" calcext:value-type="string">
            <text:p>DEU046,"Fontane, Theodor",Grete Minde,foo,1879,T2,high,m,39821,short,1,1819,1898,http://d-nb.info/gnd/118534262</text:p>
          </table:table-cell>
        </table:table-row>
        <table:table-row table:style-name="ro1">
          <table:table-cell office:value-type="string" calcext:value-type="string">
            <text:p>DEU047,"François, Louise von",Judith die Kluswirtin,foo,1862,T2,low,f,54773,medium,1,1817,1893,http://d-nb.info/gnd/118692577</text:p>
          </table:table-cell>
        </table:table-row>
        <table:table-row table:style-name="ro1">
          <table:table-cell office:value-type="string" calcext:value-type="string">
            <text:p>DEU048,"Freytag, Gustav",Die Ahnen,foo,1872,T2,high,m,715658,long,1,1816,1895,http://d-nb.info/gnd/118535455</text:p>
          </table:table-cell>
        </table:table-row>
        <table:table-row table:style-name="ro1">
          <table:table-cell office:value-type="string" calcext:value-type="string">
            <text:p>DEU049,"Raabe, Wilhelm","Die Leute aus dem Walde, ihre Sterne, Wege und Schicksale",foo,1863,T2,low,m,149073,long,1,1831,1910,http://d-nb.info/gnd/118692577</text:p>
          </table:table-cell>
        </table:table-row>
        <table:table-row table:style-name="ro1">
          <table:table-cell office:value-type="string" calcext:value-type="string">
            <text:p>DEU050,"Raabe, Wilhelm",Abu Telfan oder Die Heimkehr vom Mondgebirge,foo,1867,T2,medium,m,136330,long,1,1831,1910,http://d-nb.info/gnd/118692577</text:p>
          </table:table-cell>
        </table:table-row>
        <table:table-row table:style-name="ro1">
          <table:table-cell office:value-type="string" calcext:value-type="string">
            <text:p>DEU051,"Fontane, Theodor",Unterm Birnbaum,foo,1885,T3,high,m,40316,short,1,1819,1898,http://d-nb.info/gnd/118534262</text:p>
          </table:table-cell>
        </table:table-row>
        <table:table-row table:style-name="ro1">
          <table:table-cell office:value-type="string" calcext:value-type="string">
            <text:p>DEU052,"Spyri, Johanna",Heidis Lehr- und Wanderjahre,foo,1880,T3,high,f,61406,medium,1,1827,1901,http://d-nb.info/gnd/118616455</text:p>
          </table:table-cell>
        </table:table-row>
        <table:table-row table:style-name="ro1">
          <table:table-cell office:value-type="string" calcext:value-type="string">
            <text:p>DEU053,"Fontane, Theodor",Graf Petöfy,foo,1884,T3,high,m,71428,medium,1,1819,1898,http://d-nb.info/gnd/118534262</text:p>
          </table:table-cell>
        </table:table-row>
        <table:table-row table:style-name="ro1">
          <table:table-cell office:value-type="string" calcext:value-type="string">
            <text:p>DEU054,"May, Karl",Am Jenseits,foo,1899,T3,high,m,186082,long,1,1842,1912,http://d-nb.info/gnd/118818651</text:p>
          </table:table-cell>
        </table:table-row>
        <table:table-row table:style-name="ro1">
          <table:table-cell office:value-type="string" calcext:value-type="string">
            <text:p>DEU055,"Bahr, Hermann",Die gute Schule,foo,1890,T3,low,m,64346,medium,1,1836,1934,http://d-nb.info/gnd/118505955</text:p>
          </table:table-cell>
        </table:table-row>
        <table:table-row table:style-name="ro1">
          <table:table-cell office:value-type="string" calcext:value-type="string">
            <text:p>DEU056,"Conradi, Hermann",Adam Mensch,foo,1889,T3,medium,m,117914,long,1,1862,1890,http://d-nb.info/gnd/118669923</text:p>
          </table:table-cell>
        </table:table-row>
        <table:table-row table:style-name="ro1">
          <table:table-cell office:value-type="string" calcext:value-type="string">
            <text:p>DEU057,"Dohm, Hedwig",Sibilla Dalmar,foo,1896,T3,low,f,97263,medium,1,1831,1919,http://d-nb.info/gnd/11852643X</text:p>
          </table:table-cell>
        </table:table-row>
        <table:table-row table:style-name="ro1">
          <table:table-cell office:value-type="string" calcext:value-type="string">
            <text:p>DEU058,"Ebner-Eschenbach, Marie von","Lotti, die Uhrmacherin",foo,1880,T3,high,f,41591,short,1,1830,1916,http://d-nb.info/gnd/118528661</text:p>
          </table:table-cell>
        </table:table-row>
        <table:table-row table:style-name="ro1">
          <table:table-cell office:value-type="string" calcext:value-type="string">
            <text:p>DEU059,"Fontane, Theodor","Irrungen, Wirrungen",foo,1887,T3,high,m,63334,medium,1,1819,1898,http://d-nb.info/gnd/118534262</text:p>
          </table:table-cell>
        </table:table-row>
        <table:table-row table:style-name="ro1">
          <table:table-cell office:value-type="string" calcext:value-type="string">
            <text:p>DEU060,"Janitschek, Maria",Die Amazonenschlacht,foo,1897,T3,low,f,21931,short,1,1859,1927,http://d-nb.info/gnd/117078719</text:p>
          </table:table-cell>
        </table:table-row>
        <table:table-row table:style-name="ro1">
          <table:table-cell office:value-type="string" calcext:value-type="string">
            <text:p>DEU061,"Bleibtreu, Karl",Größenwahn,foo,1888,T3,low,m,294270,long,1,1859,1928,http://d-nb.info/gnd/118663909</text:p>
          </table:table-cell>
        </table:table-row>
        <table:table-row table:style-name="ro1">
          <table:table-cell office:value-type="string" calcext:value-type="string">
            <text:p>DEU062,"Polenz, Wilhelm von",Der Büttnerbauer,foo,1895,T3,high,m,140675,long,1,1861,1903,http://d-nb.info/gnd/118803336</text:p>
          </table:table-cell>
        </table:table-row>
        <table:table-row table:style-name="ro1">
          <table:table-cell office:value-type="string" calcext:value-type="string">
            <text:p>DEU063,"Dohm, Hedwig",Wie Frauen werden,foo,1894,T3,low,f,38398,short,1,1831,1919,http://d-nb.info/gnd/11852643X</text:p>
          </table:table-cell>
        </table:table-row>
        <table:table-row table:style-name="ro1">
          <table:table-cell office:value-type="string" calcext:value-type="string">
            <text:p>DEU064,"Christen, Ada",Jungfer Mutter,foo,1892,T3,low,f,47731,short,1,1839,1901,http://d-nb.info/gnd/1014783895</text:p>
          </table:table-cell>
        </table:table-row>
        <table:table-row table:style-name="ro1">
          <table:table-cell office:value-type="string" calcext:value-type="string">
            <text:p>DEU065,"Spielhagen, Friedrich",Zum Zeitvertreib,foo,1897,T3,low,m,67471,medium,1,1823,1911,http://d-nb.info/gnd/118616196</text:p>
          </table:table-cell>
        </table:table-row>
        <table:table-row table:style-name="ro1">
          <table:table-cell office:value-type="string" calcext:value-type="string">
            <text:p>DEU066,"Fontane, Theodor",Der Stechlin,foo,1897,T3,high,m,154063,long,1,1819,1898,http://d-nb.info/gnd/118534262</text:p>
          </table:table-cell>
        </table:table-row>
        <table:table-row table:style-name="ro1">
          <table:table-cell office:value-type="string" calcext:value-type="string">
            <text:p>DEU067,"Ganghofer, Ludwig",Schloß Hubertus,foo,1895,T3,high,m,198887,long,1,1855,1920,http://d-nb.info/gnd/118537490</text:p>
          </table:table-cell>
        </table:table-row>
        <table:table-row table:style-name="ro1">
          <table:table-cell office:value-type="string" calcext:value-type="string">
            <text:p>DEU068,"Spitteler, Carl",Conrad,foo,1898,T3,low,m,52176,medium,1,1845,1925,http://d-nb.info/gnd/118616277</text:p>
          </table:table-cell>
        </table:table-row>
        <table:table-row table:style-name="ro1">
          <table:table-cell office:value-type="string" calcext:value-type="string">
            <text:p>DEU069,"Kretzer, Max",Meister Timpe,foo,1888,T3,low,m,92656,medium,1,1854,1941,http://d-nb.info/gnd/118715917</text:p>
          </table:table-cell>
        </table:table-row>
        <table:table-row table:style-name="ro1">
          <table:table-cell office:value-type="string" calcext:value-type="string">
            <text:p>DEU070,"Fontane, Theodor",Schach von Wuthenow,foo,1882,T3,high,m,50542,medium,1,1819,1898,http://d-nb.info/gnd/118534262</text:p>
          </table:table-cell>
        </table:table-row>
        <table:table-row table:style-name="ro1">
          <table:table-cell office:value-type="string" calcext:value-type="string">
            <text:p>DEU071,"Fontane, Theodor",Cécile,foo,1887,T3,high,m,67507,medium,1,1819,1898,http://d-nb.info/gnd/118534262</text:p>
          </table:table-cell>
        </table:table-row>
        <table:table-row table:style-name="ro1">
          <table:table-cell office:value-type="string" calcext:value-type="string">
            <text:p>DEU072,"Raabe, Wilhelm",Im alten Eisen,foo,1887,T3,high,m,64386,medium,1,1831,1910,http://d-nb.info/gnd/118692577</text:p>
          </table:table-cell>
        </table:table-row>
        <table:table-row table:style-name="ro1">
          <table:table-cell office:value-type="string" calcext:value-type="string">
            <text:p>DEU073,"Dohm, Hedwig",Schicksale einer Seele,foo,1899,T3,low,f,104561,long,1,1831,1919,http://d-nb.info/gnd/11852643X</text:p>
          </table:table-cell>
        </table:table-row>
        <table:table-row table:style-name="ro1">
          <table:table-cell office:value-type="string" calcext:value-type="string">
            <text:p>DEU074,"Boy-Ed, Ida",Fanny Förster,foo,1889,T3,low,f,84303,medium,1,1852,1928,http://d-nb.info/gnd/118662473</text:p>
          </table:table-cell>
        </table:table-row>
        <table:table-row table:style-name="ro1">
          <table:table-cell office:value-type="string" calcext:value-type="string">
            <text:p>DEU075,"Janitschek, Maria",Ninive,foo,1896,T3,low,f,56550,medium,1,1859,1927,http://d-nb.info/gnd/117078719</text:p>
          </table:table-cell>
        </table:table-row>
        <table:table-row table:style-name="ro1">
          <table:table-cell office:value-type="string" calcext:value-type="string">
            <text:p>DEU076,"Wassermann, Jakob",Caspar Hauser,foo,1907,T4,high,m,156760,long,1,1873,1934,http://d-nb.info/gnd/1014784077</text:p>
          </table:table-cell>
        </table:table-row>
        <table:table-row table:style-name="ro1">
          <table:table-cell office:value-type="string" calcext:value-type="string">
            <text:p>DEU077,"Reventlow, Franziska Gräfin zu",Ellen Olestjerne,foo,1903,T4,medium,f,73402,medium,1,1871,1918,http://d-nb.info/gnd/118600044</text:p>
          </table:table-cell>
        </table:table-row>
        <table:table-row table:style-name="ro1">
          <table:table-cell office:value-type="string" calcext:value-type="string">
            <text:p>DEU078,"Essig, Hermann",Der Taifun,foo,1919,T4,low,m,118751,long,1,1878,1918,http://d-nb.info/gnd/118531212</text:p>
          </table:table-cell>
        </table:table-row>
        <table:table-row table:style-name="ro1">
          <table:table-cell office:value-type="string" calcext:value-type="string">
            <text:p>DEU079,"Rilke, Rainer Maria",Die Aufzeichnungen des Malte Laurids Brigge,foo,1910,T4,high,m,70411,medium,1,1875,1926,http://d-nb.info/gnd/118601024</text:p>
          </table:table-cell>
        </table:table-row>
        <table:table-row table:style-name="ro1">
          <table:table-cell office:value-type="string" calcext:value-type="string">
            <text:p>DEU080,"Keyserling, Eduard von",Dumala,foo,1907,T4,low,m,37961,short,1,1855,1918,http://d-nb.info/gnd/118561812</text:p>
          </table:table-cell>
        </table:table-row>
        <table:table-row table:style-name="ro1">
          <table:table-cell office:value-type="string" calcext:value-type="string">
            <text:p>DEU081,"May, Karl",Und Friede auf Erden!,foo,1904,T4,high,m,210053,long,1,1842,1912,http://d-nb.info/gnd/118818651</text:p>
          </table:table-cell>
        </table:table-row>
        <table:table-row table:style-name="ro1">
          <table:table-cell office:value-type="string" calcext:value-type="string">
            <text:p>DEU082,"Braun, Lily",Lebenssucher,foo,1915,T4,low,f,142219,long,1,1865,1916,http://d-nb.info/gnd/11867353X</text:p>
          </table:table-cell>
        </table:table-row>
        <table:table-row table:style-name="ro1">
          <table:table-cell office:value-type="string" calcext:value-type="string">
            <text:p>DEU083,"Sack, Gustav",Paralyse,foo,1913,T4,low,m,23323,short,1,1885,1916,http://d-nb.info/gnd/118750607</text:p>
          </table:table-cell>
        </table:table-row>
        <table:table-row table:style-name="ro1">
          <table:table-cell office:value-type="string" calcext:value-type="string">
            <text:p>DEU084,"May, Karl",Ardistan und Dschinnistan II,foo,1909,T4,high,m,205246,long,1,1842,1912,http://d-nb.info/gnd/118818651</text:p>
          </table:table-cell>
        </table:table-row>
        <table:table-row table:style-name="ro1">
          <table:table-cell office:value-type="string" calcext:value-type="string">
            <text:p>DEU085,"Ganghofer, Ludwig",Der Ochsenkrieg,foo,1914,T4,high,m,212235,long,1,1855,1920,http://d-nb.info/gnd/118537490</text:p>
          </table:table-cell>
        </table:table-row>
        <table:table-row table:style-name="ro1">
          <table:table-cell office:value-type="string" calcext:value-type="string">
            <text:p>DEU086,"Meysenbug, Malwida Freiin von",Himmlische und irdische Liebe,foo,1905,T4,low,f,45345,short,1,1861,1903,http://d-nb.info/gnd/1014784034</text:p>
          </table:table-cell>
        </table:table-row>
        <table:table-row table:style-name="ro1">
          <table:table-cell office:value-type="string" calcext:value-type="string">
            <text:p>DEU087,"Heyking, Elisabeth von","Briefe, die ihn nicht erreichten",foo,1903,T4,low,f,56322,medium,1,1861,1925,http://d-nb.info/gnd/104359080</text:p>
          </table:table-cell>
        </table:table-row>
        <table:table-row table:style-name="ro1">
          <table:table-cell office:value-type="string" calcext:value-type="string">
            <text:p>DEU088,"Fontane, Theodor",Mathilde Möhring,foo,1906,T4,high,m,40323,short,1,1819,1898,http://d-nb.info/gnd/118534262</text:p>
          </table:table-cell>
        </table:table-row>
        <table:table-row table:style-name="ro1">
          <table:table-cell office:value-type="string" calcext:value-type="string">
            <text:p>DEU089,"Wille, Bruno",Die Abendburg,foo,1909,T4,low,m,178800,long,1,1860,1928,http://d-nb.info/gnd/11863318X</text:p>
          </table:table-cell>
        </table:table-row>
        <table:table-row table:style-name="ro1">
          <table:table-cell office:value-type="string" calcext:value-type="string">
            <text:p>DEU090,"Reventlow, Franziska Gräfin zu",Von Paul zu Pedro,foo,1912,T4,high,f,25015,short,1,1871,1918,http://d-nb.info/gnd/118600044</text:p>
          </table:table-cell>
        </table:table-row>
        <table:table-row table:style-name="ro1">
          <table:table-cell office:value-type="string" calcext:value-type="string">
            <text:p>DEU091,"Schnitzler, Arthur",Casanovas Heimfahrt,foo,1918,T4,high,m,43407,short,1,1862,1931,http://d-nb.info/gnd/118609807</text:p>
          </table:table-cell>
        </table:table-row>
        <table:table-row table:style-name="ro1">
          <table:table-cell office:value-type="string" calcext:value-type="string">
            <text:p>DEU092,"Sudermann, Hermann",Jons und Erdme,foo,1917,T4,low,m,48607,short,1,1857,1928,http://d-nb.info/gnd/118619853</text:p>
          </table:table-cell>
        </table:table-row>
        <table:table-row table:style-name="ro1">
          <table:table-cell office:value-type="string" calcext:value-type="string">
            <text:p>DEU093,"Christ, Lena",Madam Bäurin,foo,1920,T4,high,f,42418,short,1,1881,1920,http://d-nb.info/gnd/118520555</text:p>
          </table:table-cell>
        </table:table-row>
        <table:table-row table:style-name="ro1">
          <table:table-cell office:value-type="string" calcext:value-type="string">
            <text:p>DEU094,"Schnitzler, Arthur",Der Weg ins Freie,foo,1907,T4,high,m,144932,long,1,1862,1931,http://d-nb.info/gnd/118609807</text:p>
          </table:table-cell>
        </table:table-row>
        <table:table-row table:style-name="ro1">
          <table:table-cell office:value-type="string" calcext:value-type="string">
            <text:p>DEU095,"Ball, Hugo",Flammetti,foo,1918,T4,low,m,58233,medium,1,1886,1927,http://d-nb.info/gnd/118506234</text:p>
          </table:table-cell>
        </table:table-row>
        <table:table-row table:style-name="ro1">
          <table:table-cell office:value-type="string" calcext:value-type="string">
            <text:p>DEU096,"Meyrink, Gustav",Der Golem,foo,1913,T4,high,m,90790,medium,1,1868,1932,http://d-nb.info/gnd/118582046</text:p>
          </table:table-cell>
        </table:table-row>
        <table:table-row table:style-name="ro1">
          <table:table-cell office:value-type="string" calcext:value-type="string">
            <text:p>DEU097,"Keyserling, Eduard von",Wellen,foo,1911,T4,high,m,54745,medium,1,1855,1918,http://d-nb.info/gnd/118561812</text:p>
          </table:table-cell>
        </table:table-row>
        <table:table-row table:style-name="ro1">
          <table:table-cell office:value-type="string" calcext:value-type="string">
            <text:p>DEU098,"Reventlow, Franziska Gräfin zu",Herrn Dames Aufzeichnungen,foo,1913,T4,high,f,41778,short,1,1871,1918,http://d-nb.info/gnd/118600044</text:p>
          </table:table-cell>
        </table:table-row>
        <table:table-row table:style-name="ro1">
          <table:table-cell office:value-type="string" calcext:value-type="string">
            <text:p>DEU099,"Christ, Lena",Mathias Bichler,foo,1914,T4,high,f,81921,medium,1,1881,1920,http://d-nb.info/gnd/118520555</text:p>
          </table:table-cell>
        </table:table-row>
        <table:table-row table:style-name="ro1">
          <table:table-cell office:value-type="string" calcext:value-type="string">
            <text:p>DEU100,"Ebner-Eschenbach, Marie von",Agave,foo,1903,T4,high,f,51704,medium,1,1830,1916,http://d-nb.info/gnd/118528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01" meta:object-count="0"/>
    <meta:generator>LibreOffice/7.2.3.2$Linux_X86_64 LibreOffice_project/20$Build-2</meta:generator>
  </office:meta>
</office:document-meta>
</file>